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1875in" style:rel-column-width="20701*"/>
    </style:style>
    <style:style style:name="Table1.B" style:family="table-column">
      <style:table-column-properties style:column-width="1.625in" style:rel-column-width="15378*"/>
    </style:style>
    <style:style style:name="Table1.C" style:family="table-column">
      <style:table-column-properties style:column-width="3.1125in" style:rel-column-width="29456*"/>
    </style:style>
    <style:style style:name="Table1.A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ffffff" fo:padding="0.0382in" fo:border="0.05pt solid #000000">
        <style:background-image/>
      </style:table-cell-properties>
    </style:style>
    <style:style style:name="Table1.A2" style:family="table-cell">
      <style:table-cell-properties fo:background-color="#ffffff" fo:padding="0.0382in" fo:border-left="0.05pt solid #000000" fo:border-right="none" fo:border-top="none" fo:border-bottom="0.05pt solid #000000">
        <style:background-image/>
      </style:table-cell-properties>
    </style:style>
    <style:style style:name="Table1.C2" style:family="table-cell">
      <style:table-cell-properties fo:background-color="#ffffff"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0071" officeooo:paragraph-rsid="00100071" style:font-size-asian="10.5pt" style:font-weight-asian="normal" style:font-size-complex="12pt" style:font-weight-complex="normal"/>
    </style:style>
    <style:style style:name="P2"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20pt" fo:letter-spacing="normal" fo:font-style="normal" fo:font-weight="bold" officeooo:paragraph-rsid="0006dde6" style:font-size-asian="20pt" style:font-weight-asian="bold" style:font-size-complex="20pt" style:font-weight-complex="bold"/>
    </style:style>
    <style:style style:name="P3"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0pt" fo:letter-spacing="normal" fo:font-style="normal" fo:font-weight="bold" officeooo:paragraph-rsid="0006dde6" style:font-size-asian="8.75pt" style:font-weight-asian="bold" style:font-size-complex="10pt" style:font-weight-complex="bold"/>
    </style:style>
    <style:style style:name="P4"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0pt" fo:letter-spacing="normal" fo:font-style="normal" fo:font-weight="normal" officeooo:rsid="0006dde6" officeooo:paragraph-rsid="0006dde6" style:font-size-asian="8.75pt" style:font-weight-asian="normal" style:font-size-complex="10pt" style:font-weight-complex="normal"/>
    </style:style>
    <style:style style:name="P5"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bold" officeooo:paragraph-rsid="0006dde6" style:font-size-asian="10.5pt" style:font-weight-asian="bold" style:font-size-complex="12pt" style:font-weight-complex="bold"/>
    </style:style>
    <style:style style:name="P6"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paragraph-rsid="0006dde6" style:font-size-asian="10.5pt" style:font-weight-asian="normal" style:font-size-complex="12pt" style:font-weight-complex="normal"/>
    </style:style>
    <style:style style:name="P7"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0ef6ab" officeooo:paragraph-rsid="000ef6ab" style:font-size-asian="10.5pt" style:font-weight-asian="normal" style:font-size-complex="12pt" style:font-weight-complex="normal"/>
    </style:style>
    <style:style style:name="P8"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0071" officeooo:paragraph-rsid="00100071" style:font-size-asian="10.5pt" style:font-weight-asian="normal" style:font-size-complex="12pt" style:font-weight-complex="normal"/>
    </style:style>
    <style:style style:name="P9"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467c3" officeooo:paragraph-rsid="001467c3" style:font-size-asian="10.5pt" style:font-weight-asian="normal" style:font-size-complex="12pt" style:font-weight-complex="normal"/>
    </style:style>
    <style:style style:name="P10"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549b4" officeooo:paragraph-rsid="001549b4" style:font-size-asian="10.5pt" style:font-weight-asian="normal" style:font-size-complex="12pt" style:font-weight-complex="normal"/>
    </style:style>
    <style:style style:name="P11"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549b4" officeooo:paragraph-rsid="0016c8be" style:font-size-asian="10.5pt" style:font-weight-asian="normal" style:font-size-complex="12pt" style:font-weight-complex="normal"/>
    </style:style>
    <style:style style:name="P12"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06dde6" officeooo:paragraph-rsid="0006dde6" style:font-size-asian="12pt" style:font-weight-asian="normal" style:font-size-complex="12pt" style:font-weight-complex="normal"/>
    </style:style>
    <style:style style:name="P13"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28f25" officeooo:paragraph-rsid="00128f25" style:font-size-asian="12pt" style:font-weight-asian="normal" style:font-size-complex="12pt" style:font-weight-complex="normal"/>
    </style:style>
    <style:style style:name="P14" style:family="paragraph" style:parent-style-name="Table_20_Contents">
      <style:text-properties fo:font-size="18pt" fo:font-weight="bold" officeooo:rsid="0020f07c" officeooo:paragraph-rsid="00100071" style:font-size-asian="18pt" style:font-weight-asian="bold" style:font-size-complex="18pt" style:font-weight-complex="bold"/>
    </style:style>
    <style:style style:name="P15" style:family="paragraph" style:parent-style-name="Table_20_Contents">
      <style:text-properties fo:font-size="18pt" fo:font-weight="bold" officeooo:rsid="002188b8" officeooo:paragraph-rsid="00100071" style:font-size-asian="18pt" style:font-weight-asian="bold" style:font-size-complex="18pt" style:font-weight-complex="bold"/>
    </style:style>
    <style:style style:name="P16" style:family="paragraph" style:parent-style-name="Table_20_Contents">
      <style:text-properties fo:font-size="18pt" officeooo:rsid="0020f07c" officeooo:paragraph-rsid="00100071" style:font-size-asian="18pt" style:font-size-complex="18pt"/>
    </style:style>
    <style:style style:name="P17" style:family="paragraph" style:parent-style-name="Table_20_Contents">
      <style:text-properties fo:font-size="18pt" officeooo:rsid="002188b8" officeooo:paragraph-rsid="00100071" style:font-size-asian="18pt" style:font-size-complex="18pt"/>
    </style:style>
    <style:style style:name="P18" style:family="paragraph" style:parent-style-name="Table_20_Contents">
      <style:text-properties fo:font-size="18pt" officeooo:paragraph-rsid="00100071" style:font-size-asian="18pt" style:font-size-complex="18pt"/>
    </style:style>
    <style:style style:name="P19"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2cd98" officeooo:paragraph-rsid="0012cd98" style:font-size-asian="12pt" style:font-weight-asian="normal" style:font-size-complex="12pt" style:font-weight-complex="normal"/>
    </style:style>
    <style:style style:name="P20"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28f25" officeooo:paragraph-rsid="00128f25" style:font-size-asian="12pt" style:font-weight-asian="normal" style:font-size-complex="12pt" style:font-weight-complex="normal"/>
    </style:style>
    <style:style style:name="P21"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0ef6ab" officeooo:paragraph-rsid="000ef6ab" style:font-size-asian="10.5pt" style:font-weight-asian="normal" style:font-size-complex="12pt" style:font-weight-complex="normal"/>
    </style:style>
    <style:style style:name="P22" style:family="paragraph" style:parent-style-name="Text_20_body" style:list-style-name="L3">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0071" officeooo:paragraph-rsid="00100071" style:font-size-asian="10.5pt" style:font-weight-asian="normal" style:font-size-complex="12pt" style:font-weight-complex="normal"/>
    </style:style>
    <style:style style:name="P23"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0071" officeooo:paragraph-rsid="00100071" style:font-size-asian="10.5pt" style:font-weight-asian="normal" style:font-size-complex="12pt" style:font-weight-complex="normal"/>
    </style:style>
    <style:style style:name="P24"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0071" officeooo:paragraph-rsid="00109704" style:font-size-asian="10.5pt" style:font-weight-asian="normal" style:font-size-complex="12pt" style:font-weight-complex="normal"/>
    </style:style>
    <style:style style:name="P25"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9704" officeooo:paragraph-rsid="00109704" style:font-size-asian="10.5pt" style:font-weight-asian="normal" style:font-size-complex="12pt" style:font-weight-complex="normal"/>
    </style:style>
    <style:style style:name="P26" style:family="paragraph" style:parent-style-name="Text_20_body" style:list-style-name="L5">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243ae" officeooo:paragraph-rsid="001243ae" style:font-size-asian="10.5pt" style:font-weight-asian="normal" style:font-size-complex="12pt" style:font-weight-complex="normal"/>
    </style:style>
    <style:style style:name="P27"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243ae" officeooo:paragraph-rsid="001243ae" style:font-size-asian="10.5pt" style:font-weight-asian="normal" style:font-size-complex="12pt" style:font-weight-complex="normal"/>
    </style:style>
    <style:style style:name="P28"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549b4" officeooo:paragraph-rsid="001850df" style:font-size-asian="10.5pt" style:font-weight-asian="normal" style:font-size-complex="12pt" style:font-weight-complex="normal"/>
    </style:style>
    <style:style style:name="P29"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549b4" officeooo:paragraph-rsid="0016c8be" style:font-size-asian="10.5pt" style:font-weight-asian="normal" style:font-size-complex="12pt" style:font-weight-complex="normal"/>
    </style:style>
    <style:style style:name="P30"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bold" officeooo:rsid="00128f25" officeooo:paragraph-rsid="00128f25" style:font-size-asian="12pt" style:font-weight-asian="bold" style:font-size-complex="12pt" style:font-weight-complex="bold"/>
    </style:style>
    <style:style style:name="P31"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bold" officeooo:rsid="001243ae" officeooo:paragraph-rsid="001243ae" style:font-size-asian="10.5pt" style:font-weight-asian="bold" style:font-size-complex="12pt" style:font-weight-complex="bold"/>
    </style:style>
    <style:style style:name="T1" style:family="text">
      <style:text-properties officeooo:rsid="00100071"/>
    </style:style>
    <style:style style:name="T2" style:family="text">
      <style:text-properties fo:font-weight="bold" style:font-weight-asian="bold" style:font-weight-complex="bold"/>
    </style:style>
    <style:style style:name="T3" style:family="text">
      <style:text-properties fo:font-weight="bold" officeooo:rsid="00128f25" style:font-weight-asian="bold" style:font-weight-complex="bold"/>
    </style:style>
    <style:style style:name="T4" style:family="text">
      <style:text-properties officeooo:rsid="00109704"/>
    </style:style>
    <style:style style:name="T5" style:family="text">
      <style:text-properties officeooo:rsid="00128f25"/>
    </style:style>
    <style:style style:name="T6" style:family="text">
      <style:text-properties fo:font-weight="normal" style:font-weight-asian="normal" style:font-weight-complex="normal"/>
    </style:style>
    <style:style style:name="T7" style:family="text">
      <style:text-properties officeooo:rsid="0012cd98"/>
    </style:style>
    <style:style style:name="T8" style:family="text">
      <style:text-properties officeooo:rsid="001467c3"/>
    </style:style>
    <style:style style:name="T9" style:family="text">
      <style:text-properties officeooo:rsid="0016c8be"/>
    </style:style>
    <style:style style:name="T10" style:family="text">
      <style:text-properties officeooo:rsid="001850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design</text:p>
      <text:p text:style-name="P4"/>
      <text:p text:style-name="P12">The goal of this project <text:span text:style-name="T5">is to analyze the body of a group of</text:span><text:span text:style-name="T3"> e-mails</text:span><text:span text:style-name="T5"> from three different newsgroups to </text:span><text:span text:style-name="T3">automatically extract the topics</text:span><text:span text:style-name="T5"> and to provide a </text:span><text:span text:style-name="T3">categorization</text:span><text:span text:style-name="T5"> of them.</text:span></text:p>
      <text:p text:style-name="P13">The final results are the automatic extraction of topics from the e-mail set and the labeling of each e-mail inside one of those topics.</text:p>
      <text:p text:style-name="P13">T<text:span text:style-name="T7">he analysis is the following:</text:span></text:p>
      <text:list xml:id="list5388699849866231813" text:style-name="L1">
        <text:list-item>
          <text:p text:style-name="P19"><text:span text:style-name="T2">LSA </text:span>is performed on the<text:span text:style-name="T2"> tfidf matrix</text:span> representing the e-mails.</text:p>
        </text:list-item>
        <text:list-item>
          <text:p text:style-name="P19">The <text:span text:style-name="T2">singular values</text:span> resulting from the LSA are explored to guess the number of topics by looking at the <text:span text:style-name="T2">maximum variance</text:span> explained.</text:p>
        </text:list-item>
        <text:list-item>
          <text:p text:style-name="P19"><text:span text:style-name="T2">K-means clustering</text:span> is performed on the LSA output, by selecting k as the number of singular values explaining the maximum variance.</text:p>
        </text:list-item>
        <text:list-item>
          <text:p text:style-name="P19"><text:span text:style-name="T2">LDA</text:span> is executed by selecting a number of topics for the analysis sligthly greater than k of step 3. </text:p>
        </text:list-item>
        <text:list-item>
          <text:p text:style-name="P19">Results between 3. and 4. are compared.</text:p>
        </text:list-item>
      </text:list>
      <text:p text:style-name="P13">The following functions have been implemented:</text:p>
      <text:list xml:id="list7361967201510807802" text:style-name="L2">
        <text:list-item>
          <text:p text:style-name="P20"><text:span text:style-name="T2">ETL</text:span> ← a python class to extract transform and load the newsgroup e-mail, the models and the result of the analysis.</text:p>
        </text:list-item>
        <text:list-item>
          <text:p text:style-name="P20"><text:span text:style-name="T2">Clustering</text:span> ← a python class for the word to vector transformation of the documents, the execution of the LSA and K-means Clustering.</text:p>
        </text:list-item>
        <text:list-item>
          <text:p text:style-name="P20"><text:span text:style-name="T2">Plots</text:span> ← a Jupyter Notebook with the plots of the <text:s/>clustering results.</text:p>
        </text:list-item>
        <text:list-item>
          <text:p text:style-name="P30">LDA<text:span text:style-name="T6"> ← a Jupyter Notebook with the LDA and the plot of the results.</text:span></text:p>
        </text:list-item>
      </text:list>
      <text:p text:style-name="P3"/>
      <text:p text:style-name="P2"/>
      <text:p text:style-name="P2">Tools</text:p>
      <text:p text:style-name="P7">The project has been coded in Python 3.6, the data for the analysis, as well as the results have been stored in pandas DataFrame objects. </text:p>
      <text:p text:style-name="P8">NLTK and Gensim have been used for text processing.</text:p>
      <text:p text:style-name="P7">The algorithm and metrics used for modeling and evaluation belong to the sklearn library. </text:p>
      <text:p text:style-name="P9">The ouput has been loaded into csv files and files representing the serialization of models.</text:p>
      <text:p text:style-name="P7">The visualization<text:span text:style-name="T8">s</text:span> have been realized using matplotlib, seaborn and <text:span text:style-name="T1">pyLDAvis.</text:span></text:p>
      <text:p text:style-name="P5"/>
      <text:p text:style-name="P5"/>
      <text:p text:style-name="P5"/>
      <text:p text:style-name="P5"/>
      <text:p text:style-name="P2"><text:soft-page-break/>Data</text:p>
      <text:p text:style-name="P8">The data are e-mails who belong to the 20Newsgroup dataset (<text:a xlink:type="simple" xlink:href="http://qwone.com/~jason/20Newsgroups/20news-19997.tar.gz" text:style-name="Internet_20_link" text:visited-style-name="Visited_20_Internet_20_Link">http://qwone.com/~jason/20Newsgroups/20news-19997.tar.gz</text:a>).</text:p>
      <text:p text:style-name="P8">Three different Newsgroup have been chosen:</text:p>
      <text:list xml:id="list6049991900560379675" text:style-name="L3">
        <text:list-item>
          <text:p text:style-name="P22">comp.graphics</text:p>
        </text:list-item>
        <text:list-item>
          <text:p text:style-name="P22">rec.autos</text:p>
        </text:list-item>
        <text:list-item>
          <text:p text:style-name="P22">talk.misc.religion</text:p>
        </text:list-item>
      </text:list>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14">Variable Name</text:p>
          </table:table-cell>
          <table:table-cell table:style-name="Table1.A1" office:value-type="string">
            <text:p text:style-name="P14">Type</text:p>
          </table:table-cell>
          <table:table-cell table:style-name="Table1.C1" office:value-type="string">
            <text:p text:style-name="P15">Description</text:p>
          </table:table-cell>
        </table:table-row>
        <table:table-row>
          <table:table-cell table:style-name="Table1.A2" office:value-type="string">
            <text:p text:style-name="P18"/>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6">Path</text:p>
          </table:table-cell>
          <table:table-cell table:style-name="Table1.A2" office:value-type="string">
            <text:p text:style-name="P16">String</text:p>
          </table:table-cell>
          <table:table-cell table:style-name="Table1.C2" office:value-type="string">
            <text:p text:style-name="P17">File System Path</text:p>
          </table:table-cell>
        </table:table-row>
        <table:table-row>
          <table:table-cell table:style-name="Table1.A2" office:value-type="string">
            <text:p text:style-name="P16">Category</text:p>
          </table:table-cell>
          <table:table-cell table:style-name="Table1.A2" office:value-type="string">
            <text:p text:style-name="P16">String</text:p>
          </table:table-cell>
          <table:table-cell table:style-name="Table1.C2" office:value-type="string">
            <text:p text:style-name="P17">Newsgroup Category</text:p>
          </table:table-cell>
        </table:table-row>
        <table:table-row>
          <table:table-cell table:style-name="Table1.A2" office:value-type="string">
            <text:p text:style-name="P16">Filename</text:p>
          </table:table-cell>
          <table:table-cell table:style-name="Table1.A2" office:value-type="string">
            <text:p text:style-name="P16">String</text:p>
          </table:table-cell>
          <table:table-cell table:style-name="Table1.C2" office:value-type="string">
            <text:p text:style-name="P17">Post number</text:p>
          </table:table-cell>
        </table:table-row>
        <table:table-row>
          <table:table-cell table:style-name="Table1.A2" office:value-type="string">
            <text:p text:style-name="P16">Raw Text</text:p>
          </table:table-cell>
          <table:table-cell table:style-name="Table1.A2" office:value-type="string">
            <text:p text:style-name="P16">String</text:p>
          </table:table-cell>
          <table:table-cell table:style-name="Table1.C2" office:value-type="string">
            <text:p text:style-name="P17">Raw text of the message</text:p>
          </table:table-cell>
        </table:table-row>
        <table:table-row>
          <table:table-cell table:style-name="Table1.A2" office:value-type="string">
            <text:p text:style-name="P16">Modeling Text</text:p>
          </table:table-cell>
          <table:table-cell table:style-name="Table1.A2" office:value-type="string">
            <text:p text:style-name="P16">List of Strings</text:p>
          </table:table-cell>
          <table:table-cell table:style-name="Table1.C2" office:value-type="string">
            <text:p text:style-name="P17"><text:span text:style-name="T1">U</text:span>ni-gram <text:span text:style-name="T1">tokens of the e-mail</text:span></text:p>
          </table:table-cell>
        </table:table-row>
      </table:table>
      <text:p text:style-name="P1"/>
      <text:p text:style-name="P2">Algorithm(s)</text:p>
      <text:list xml:id="list2331176017911598289" text:style-name="L4">
        <text:list-item>
          <text:p text:style-name="P23"><text:span text:style-name="T2">Extract</text:span> <text:s/>: ← the data have been downloaded and loaded into a pandas Dataframe</text:p>
        </text:list-item>
        <text:list-item>
          <text:p text:style-name="P23"><text:span text:style-name="T2">Transform</text:span> : ← the data have been custom cleaned. Function for header, footer and quote cleanup have been implemented through the use of regular expressions. NLTK and Gensim have been used to eliminate english stopwords, plurals.</text:p>
        </text:list-item>
        <text:list-item>
          <text:p text:style-name="P25"><text:span text:style-name="T2">Model</text:span> :</text:p>
        </text:list-item>
      </text:list>
      <text:list xml:id="list22347487470798984" text:style-name="L5">
        <text:list-item>
          <text:list>
            <text:list-item>
              <text:p text:style-name="P26">Modeling List of mail-unigram is transformed in a 1000- dimensional space through count matrix and Tf Idf transformation.</text:p>
            </text:list-item>
            <text:list-item>
              <text:p text:style-name="P26">LSA through Truncated SVD → reduction <text:s/>to a 50 dimensional space. </text:p>
            </text:list-item>
            <text:list-item>
              <text:p text:style-name="P26">K-means: 3 – means clustering on the reduced space.</text:p>
            </text:list-item>
            <text:list-item>
              <text:p text:style-name="P26">LDA: Looking for 4 – topic clustering of space. </text:p>
            </text:list-item>
          </text:list>
        </text:list-item>
      </text:list>
      <text:list xml:id="list155427117611999" text:continue-list="list2331176017911598289" text:style-name="L4">
        <text:list-item>
          <text:p text:style-name="P31">Evaluation: </text:p>
          <text:list>
            <text:list-item>
              <text:p text:style-name="P27">The number of feature and the number of components have been chosen by maximizing the variance explained first, the V-measure second.</text:p>
            </text:list-item>
          </text:list>
        </text:list-item>
        <text:list-item>
          <text:p text:style-name="P23"><text:span text:style-name="T2">Load </text:span>: ← The pipeline produce the following output</text:p>
          <text:list>
            <text:list-item>
              <text:p text:style-name="P24">‘text.csv’: dataframe with the information described in the data <text:span text:style-name="T4">section.</text:span></text:p>
            </text:list-item>
            <text:list-item>
              <text:p text:style-name="P24"><text:soft-page-break/>‘<text:span text:style-name="T4">clustering.csv</text:span>’ : <text:span text:style-name="T4">dataframe with three principal component output of the LSA step, clustering labels output of the k-means algorithm, original newsgroup category of the e-mails.</text:span></text:p>
            </text:list-item>
            <text:list-item>
              <text:p text:style-name="P24"><text:span text:style-name="T4">sv.pkl : ← singular values output of the LSA step.</text:span> <text:s/></text:p>
            </text:list-item>
          </text:list>
        </text:list-item>
      </text:list>
      <text:p text:style-name="P6"/>
      <text:p text:style-name="P2">What you'd do differently next time</text:p>
      <text:p text:style-name="P10">I am pretty satisfied with the results of this project, both the analysis and the artifact produced.</text:p>
      <text:p text:style-name="P28">The main improvement of this project have been the adoption of an iterative process. </text:p>
      <text:p text:style-name="P28"><text:span text:style-name="T10">More precisely,</text:span> I <text:span text:style-name="T10">ra</text:span>n small iterations <text:span text:style-name="T10">of the whole pipeline</text:span> since the start of the project, <text:span text:style-name="T9">and I think this has been the main motivation behind the good quality of results, and the less time needed to have them</text:span>.</text:p>
      <text:p text:style-name="P11">For the next project I plan to <text:span text:style-name="T10">emphasize this process even more by further minimizing the changes of each step and running multiple steps.</text:span></text:p>
      <text:p text:style-name="P11"><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2:32:57.279865714</meta:creation-date>
    <dc:date>2018-06-02T15:54:26.754819864</dc:date>
    <meta:editing-duration>PT15M36S</meta:editing-duration>
    <meta:editing-cycles>4</meta:editing-cycles>
    <meta:generator>LibreOffice/5.1.6.2$Linux_X86_64 LibreOffice_project/10m0$Build-2</meta:generator>
    <meta:document-statistic meta:table-count="1" meta:image-count="0" meta:object-count="0" meta:page-count="3" meta:paragraph-count="64" meta:word-count="645" meta:character-count="3826" meta:non-whitespace-character-count="3254"/>
  </office:meta>
</office:document-meta>
</file>